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72pt" style:font-size-complex="72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text-align="center" style:justify-single-word="false" fo:padding="0cm" fo:border="none"/>
      <style:text-properties fo:font-size="88pt" style:font-size-asian="88pt" style:font-size-complex="88pt"/>
    </style:style>
    <style:style style:name="P4" style:family="paragraph" style:parent-style-name="Table_20_Contents">
      <style:paragraph-properties fo:text-align="center" style:justify-single-word="false" fo:padding="0cm" fo:border="none"/>
      <style:text-properties fo:font-size="96pt" style:font-size-asian="96pt" style:font-size-complex="96pt"/>
    </style:style>
    <style:style style:name="P5" style:family="paragraph" style:parent-style-name="Table_20_Contents">
      <style:paragraph-properties fo:text-align="center" style:justify-single-word="false" fo:padding="0cm" fo:border="none"/>
      <style:text-properties fo:font-size="80pt" style:font-size-asian="80pt" style:font-size-complex="80pt"/>
    </style:style>
    <style:style style:name="P6" style:family="paragraph" style:parent-style-name="Table_20_Contents">
      <style:paragraph-properties fo:padding="0cm" fo:border="none"/>
      <style:text-properties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chach </text:p>
      <text:p text:style-name="P4">Inneneinrichtung</text:p>
      <text:p text:style-name="P4">Leichtathletik</text:p>
      <text:p text:style-name="P6"/>
      <text:p text:style-name="P6"><text:soft-page-break/></text:p>
      <text:p text:style-name="P4">Musik</text:p>
      <text:p text:style-name="P4">Töpferei </text:p>
      <text:p text:style-name="P4">Gespräch</text:p>
      <text:p text:style-name="P1"/>
      <text:p text:style-name="P5"><text:soft-page-break/>amateurhafter Fussball, mittelalterliche Munition,</text:p>
      <text:p text:style-name="P5">Befestigung</text:p>
      <text:p text:style-name="P3"><text:soft-page-break/>Grammatik,</text:p>
      <text:p text:style-name="P3">Abbau potentieller Energie, </text:p>
      <text:p text:style-name="P3">Detektivproj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0T13:00:03.31</meta:creation-date>
    <dc:date>2019-07-20T13:16:14.72</dc:date>
    <meta:editing-duration>PT16M11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4" meta:paragraph-count="11" meta:word-count="16" meta:character-count="173"/>
  </office:meta>
</office:document-meta>
</file>